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1756f7"/>
    </style:style>
    <style:style style:name="P12" style:family="paragraph" style:parent-style-name="Text_20_body">
      <style:text-properties officeooo:rsid="02e82a24" officeooo:paragraph-rsid="001756f7" style:font-size-asian="12pt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190a96"/>
    </style:style>
    <style:style style:name="T2" style:family="text">
      <style:text-properties fo:font-style="italic" officeooo:rsid="001756f7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56f7"/>
    </style:style>
    <style:style style:name="T5" style:family="text">
      <style:text-properties officeooo:rsid="0014f5d9"/>
    </style:style>
    <style:style style:name="T6" style:family="text">
      <style:text-properties officeooo:rsid="00161290"/>
    </style:style>
    <style:style style:name="T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2" style:family="text">
      <style:text-properties officeooo:rsid="038d9d4d"/>
    </style:style>
    <style:style style:name="T13" style:family="text">
      <style:text-properties officeooo:rsid="038dd9cf"/>
    </style:style>
    <style:style style:name="T14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The nature of this report is very akin to another report I have written. Reading through the brief as well as my scenario, it instantly became clear that some of the same resources will be very <text:span text:style-name="T1">applicable</text:span> here. For example; OWASP Top 10 <text:span text:style-name="T2">(OWASP Foundation, 2021)</text:span>, GDPR 2018 <text:span text:style-name="T2">(GDPR, 2018)</text:span><text:span text:style-name="T3">,</text:span> or ICO 2024 <text:span text:style-name="T4">()</text:span>. <text:span text:style-name="T1">Those resources are considered industry standard; Many </text:span></text:p>
      <text:p text:style-name="P7"/>
      <text:p text:style-name="P7"/>
      <text:p text:style-name="P7"/>
      <text:p text:style-name="P8">1(<text:span text:style-name="T5">b</text:span>) – <text:span text:style-name="T5">Changed Understanding</text:span></text:p>
      <text:p text:style-name="P8"/>
      <text:p text:style-name="P8"/>
      <text:p text:style-name="P8">1(<text:span text:style-name="T5">c</text:span>) – <text:span text:style-name="T5">Success and Failure</text:span></text:p>
      <text:p text:style-name="P8"/>
      <text:p text:style-name="P8"/>
      <text:p text:style-name="P8">1<text:span text:style-name="T5">(d</text:span>) – <text:span text:style-name="T5">Self-Motivation</text:span></text:p>
      <text:p text:style-name="P8"/>
      <text:p text:style-name="P8"/>
      <text:p text:style-name="P8"/>
      <text:p text:style-name="P9">Section <text:span text:style-name="T5">2</text:span> – <text:span text:style-name="T6">Ongoing Risk Management</text:span></text:p>
      <text:p text:style-name="P9"/>
      <text:p text:style-name="P9"/>
      <text:p text:style-name="P9"/>
      <text:p text:style-name="P10">References</text:p>
      <text:p text:style-name="P11"><text:span text:style-name="Strong_20_Emphasis"><text:span text:style-name="T7">GD</text:span></text:span><text:span text:style-name="Strong_20_Emphasis"><text:span text:style-name="T8">P</text:span></text:span><text:span text:style-name="Strong_20_Emphasis"><text:span text:style-name="T7">R</text:span></text:span><text:span text:style-name="T9"> (</text:span>2018<text:span text:style-name="T9">) </text:span><text:span text:style-name="Emphasis"><text:span text:style-name="T9">General Data Protection Regulation.</text:span></text:span><text:span text:style-name="T9"> Available at: </text:span><text:a xlink:type="simple" xlink:href="https://gdpr-info.eu/" text:style-name="Internet_20_link" text:visited-style-name="Visited_20_Internet_20_Link"><text:span text:style-name="T9">https://gdpr-info.eu/</text:span></text:a><text:span text:style-name="T9"> (</text:span><text:span text:style-name="T10">Accessed: </text:span><text:span text:style-name="T11">17</text:span><text:span text:style-name="T10"> April 2026</text:span><text:span text:style-name="T9">).</text:span></text:p>
      <text:p text:style-name="P12"><text:span text:style-name="Strong_20_Emphasis">Data Protection Act 2018</text:span> (2018) <text:span text:style-name="Emphasis">c.12.</text:span> London: The Stationery Office. <text:span text:style-name="T12">Available at: </text:span><text:a xlink:type="simple" xlink:href="https://www.legislation.gov.uk/ukpga/2018/12" text:style-name="Internet_20_link" text:visited-style-name="Visited_20_Internet_20_Link"><text:span text:style-name="T12">https://www.legislation.gov.uk/ukpga/2018/12</text:span></text:a><text:span text:style-name="T12"> </text:span><text:span text:style-name="T13">(Accessed: 22 April 2026).</text:span></text:p>
      <text:p text:style-name="P1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">Accessed: 2</text:span><text:span text:style-name="T14">5</text:span><text:span text:style-name="T13"> April 2026</text:span>)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2:31.570466741</dc:date>
    <meta:editing-duration>PT9M26S</meta:editing-duration>
    <meta:editing-cycles>9</meta:editing-cycles>
    <meta:document-statistic meta:table-count="0" meta:image-count="0" meta:object-count="0" meta:page-count="2" meta:paragraph-count="13" meta:word-count="140" meta:character-count="1010" meta:non-whitespace-character-count="876"/>
  </office:meta>
</office:document-meta>
</file>